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cd6" officeooo:paragraph-rsid="001bfcd6"/>
    </style:style>
    <style:style style:name="P2" style:family="paragraph" style:parent-style-name="Standard">
      <style:text-properties officeooo:rsid="001d64f1" officeooo:paragraph-rsid="001d64f1"/>
    </style:style>
    <style:style style:name="P3" style:family="paragraph" style:parent-style-name="Standard">
      <style:text-properties officeooo:rsid="001d64f1" officeooo:paragraph-rsid="001e5f62"/>
    </style:style>
    <style:style style:name="P4" style:family="paragraph" style:parent-style-name="Standard">
      <style:text-properties officeooo:rsid="001e5f62" officeooo:paragraph-rsid="001e5f62"/>
    </style:style>
    <style:style style:name="P5" style:family="paragraph" style:parent-style-name="Standard">
      <style:text-properties officeooo:rsid="00205634" officeooo:paragraph-rsid="00205634"/>
    </style:style>
    <style:style style:name="P6" style:family="paragraph" style:parent-style-name="Standard">
      <style:text-properties officeooo:rsid="0020f3a0" officeooo:paragraph-rsid="0020f3a0"/>
    </style:style>
    <style:style style:name="P7" style:family="paragraph" style:parent-style-name="Standard">
      <style:text-properties officeooo:rsid="0020f3a0" officeooo:paragraph-rsid="0022d8a1"/>
    </style:style>
    <style:style style:name="P8" style:family="paragraph" style:parent-style-name="Standard">
      <style:text-properties officeooo:rsid="0021be7e" officeooo:paragraph-rsid="0021be7e"/>
    </style:style>
    <style:style style:name="P9" style:family="paragraph" style:parent-style-name="Standard">
      <style:text-properties officeooo:rsid="0022d8a1" officeooo:paragraph-rsid="0022d8a1"/>
    </style:style>
    <style:style style:name="P10" style:family="paragraph" style:parent-style-name="Standard">
      <style:text-properties officeooo:rsid="00249e8a" officeooo:paragraph-rsid="00249e8a"/>
    </style:style>
    <style:style style:name="P11" style:family="paragraph" style:parent-style-name="Standard">
      <style:text-properties officeooo:rsid="00253b8c" officeooo:paragraph-rsid="00253b8c"/>
    </style:style>
    <style:style style:name="P12" style:family="paragraph" style:parent-style-name="Standard">
      <style:text-properties officeooo:rsid="0029697a" officeooo:paragraph-rsid="0029697a"/>
    </style:style>
    <style:style style:name="P13" style:family="paragraph" style:parent-style-name="Standard">
      <style:text-properties officeooo:rsid="002dd889" officeooo:paragraph-rsid="002dd889"/>
    </style:style>
    <style:style style:name="P14" style:family="paragraph" style:parent-style-name="Standard">
      <style:text-properties officeooo:rsid="00255e0e" officeooo:paragraph-rsid="00255e0e"/>
    </style:style>
    <style:style style:name="P15" style:family="paragraph" style:parent-style-name="Standard">
      <style:text-properties officeooo:rsid="00318fa0" officeooo:paragraph-rsid="00318fa0"/>
    </style:style>
    <style:style style:name="P16" style:family="paragraph" style:parent-style-name="Standard">
      <style:text-properties officeooo:rsid="0032ab4b" officeooo:paragraph-rsid="0032ab4b"/>
    </style:style>
    <style:style style:name="P17" style:family="paragraph" style:parent-style-name="Standard">
      <style:text-properties fo:font-weight="normal" officeooo:rsid="0032ab4b" officeooo:paragraph-rsid="0032ab4b" style:font-weight-asian="normal" style:font-weight-complex="normal"/>
    </style:style>
    <style:style style:name="T1" style:family="text">
      <style:text-properties officeooo:rsid="001d64f1"/>
    </style:style>
    <style:style style:name="T2" style:family="text">
      <style:text-properties officeooo:rsid="001e5f62"/>
    </style:style>
    <style:style style:name="T3" style:family="text">
      <style:text-properties officeooo:rsid="0020f3a0"/>
    </style:style>
    <style:style style:name="T4" style:family="text">
      <style:text-properties officeooo:rsid="002dd88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2fc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Cd ..</text:span>Rivet tutorial</text:p>
      <text:p text:style-name="P1"><text:s/><text:span text:style-name="T3">go inside JEWEL</text:span></text:p>
      <text:p text:style-name="P4">using jewel to genrate evnts:</text:p>
      <text:p text:style-name="P4"/>
      <text:p text:style-name="P1">open <text:span text:style-name="T2">emacs: save bllank file as &lt;filename&gt;.dat</text:span></text:p>
      <text:p text:style-name="P4">then</text:p>
      <text:p text:style-name="P4">ctrl x 2</text:p>
      <text:p text:style-name="P4"><text:s/>open up emacs jewel-2.1.0.f to undeerstand what im changing</text:p>
      <text:p text:style-name="P1"/>
      <text:p text:style-name="P4">in the log file, change the folloowing parameters:</text:p>
      <text:p text:style-name="P3"/>
      <text:p text:style-name="P3">example log file </text:p>
      <text:p text:style-name="P2"/>
      <text:p text:style-name="P2">LOGFILE pp2p76TeV.log <text:span text:style-name="T2">#name</text:span></text:p>
      <text:p text:style-name="P2">HEPMCFILE pp2p76TeV.hepmc <text:span text:style-name="T2">#name</text:span></text:p>
      <text:p text:style-name="P2">NEVENT 10000 <text:span text:style-name="T2">#no of events</text:span></text:p>
      <text:p text:style-name="P2">NJOB 97676 <text:span text:style-name="T2"># random seed </text:span></text:p>
      <text:p text:style-name="P2">SQRTS 2760 <text:span text:style-name="T2"># energy of collision??</text:span></text:p>
      <text:p text:style-name="P2">PROCESS 'PPJJ' <text:span text:style-name="T2"># process type here, it is proton proton jet jet</text:span></text:p>
      <text:p text:style-name="P2"># Changing the generation phase space</text:p>
      <text:p text:style-name="P2">PTMIN 30</text:p>
      <text:p text:style-name="P2">PTMAX 500</text:p>
      <text:p text:style-name="P2">ETAMAX 3.0</text:p>
      <text:p text:style-name="P1"/>
      <text:p text:style-name="P1">ptmin ptmax and etamax- <text:span text:style-name="T1">change these in the log file (.dat file) and </text:span></text:p>
      <text:p text:style-name="P1"/>
      <text:p text:style-name="P1"/>
      <text:p text:style-name="P6">THEN:</text:p>
      <text:p text:style-name="P6"/>
      <text:p text:style-name="P7">go back to terminal, inside JEWEL, <text:s/></text:p>
      <text:p text:style-name="P7"/>
      <text:p text:style-name="P7">./jewel-2.1.0-vac &lt;filename&gt;.dat</text:p>
      <text:p text:style-name="P6"/>
      <text:p text:style-name="P6">TO VIEW GENERATED EVENTS AND RESULTS, IN TERMINAL DO less &lt;filename&gt;.log ( you can see filename by doing ls -alrth in JEWEL</text:p>
      <text:p text:style-name="P6"/>
      <text:p text:style-name="P5">FOR RIVET</text:p>
      <text:p text:style-name="P5"/>
      <text:p text:style-name="P6">after doing everything above, go inside ANALYSIS in JEWEL (in terminal)</text:p>
      <text:p text:style-name="P6">type <text:span text:style-name="T4">ls</text:span></text:p>
      <text:p text:style-name="P6"/>
      <text:p text:style-name="P8">rivet-mkanalysis &lt;filename2&gt;</text:p>
      <text:p text:style-name="P8">ls</text:p>
      <text:p text:style-name="P8">open filename2.cc using emacs</text:p>
      <text:p text:style-name="P8"/>
      <text:p text:style-name="P9">there, you need to declare the appropriate variables and functions and classes and histograms</text:p>
      <text:p text:style-name="P9"/>
      <text:p text:style-name="P10">rivet-buildplugin RivetMY_FIRST_ANALYSIS.so MY_FIRST_ANALYSIS.cc---→ to compile code and the plot file</text:p>
      <text:p text:style-name="P13"><text:soft-page-break/>ACCESS THE PLOT FILE IN ANALYSIS AND MAKE THE PLOTS OF THE HISTOGRAMS THERE</text:p>
      <text:p text:style-name="P10"/>
      <text:p text:style-name="P12">--</text:p>
      <text:p text:style-name="P11">rivet -a MY_FIRST_ANALYSIS ../pp2p76TeV.hepmc -H myanalysis_output_pp2p76tev.yoda --→ runs the code and makes the output YODA file ( which you can name).</text:p>
      <text:p text:style-name="P11"/>
      <text:p text:style-name="P11">rivet-mkhtml --mc-errs --outputdir=plots_mynewanalysis_jetstudies_pp2p76 --font=helvetica myanaly sis_output_pp2p76tev.yoda:'test run' ←----- this creates the plots and uses the options we gave to create it.</text:p>
      <text:p text:style-name="P11"/>
      <text:p text:style-name="P14">You can acces the .dat file for whichever plot you want, and you can change stuff, colours, plot style, LOOK FOR SYNTAX FPR THIS IN make plots-hepforge- online </text:p>
      <text:p text:style-name="P14"/>
      <text:p text:style-name="P16">everytime you change a plot file, you dont need to redo the build plugin</text:p>
      <text:p text:style-name="P16">you can just </text:p>
      <text:p text:style-name="P16">make-plots <text:span text:style-name="T5">plotchanged</text:span><text:span text:style-name="T6">.dat</text:span></text:p>
      <text:p text:style-name="P17">refresh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cd ~/eos/user/a/adverm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0:37:30.267985852</meta:creation-date>
    <dc:date>2017-07-03T18:26:36.168112779</dc:date>
    <meta:editing-duration>PT19H9M5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290" meta:character-count="1864" meta:non-whitespace-character-count="1612"/>
  </office:meta>
</office:document-meta>
</file>